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dee4" officeooo:paragraph-rsid="0003dee4" style:font-weight-asian="bold" style:font-weight-complex="bold"/>
    </style:style>
    <style:style style:name="P3" style:family="paragraph" style:parent-style-name="Standard">
      <style:text-properties fo:font-weight="bold" officeooo:rsid="00052a6d" officeooo:paragraph-rsid="00052a6d" style:font-weight-asian="bold" style:font-weight-complex="bold"/>
    </style:style>
    <style:style style:name="P4" style:family="paragraph" style:parent-style-name="Standard">
      <style:text-properties officeooo:rsid="0003dee4" officeooo:paragraph-rsid="0003dee4"/>
    </style:style>
    <style:style style:name="P5" style:family="paragraph" style:parent-style-name="Standard" style:list-style-name="L1">
      <style:text-properties officeooo:rsid="0003dee4" officeooo:paragraph-rsid="0003dee4"/>
    </style:style>
    <style:style style:name="P6" style:family="paragraph" style:parent-style-name="Standard" style:list-style-name="L1">
      <style:text-properties officeooo:rsid="00052a6d" officeooo:paragraph-rsid="00052a6d"/>
    </style:style>
    <style:style style:name="P7" style:family="paragraph" style:parent-style-name="Standard">
      <style:text-properties officeooo:rsid="00052a6d" officeooo:paragraph-rsid="00052a6d"/>
    </style:style>
    <style:style style:name="P8" style:family="paragraph" style:parent-style-name="Standard">
      <style:text-properties fo:font-size="10pt" fo:font-weight="bold" officeooo:rsid="00052a6d" officeooo:paragraph-rsid="00052a6d" style:font-size-asian="10pt" style:font-weight-asian="bold" style:font-size-complex="10pt" style:font-weight-complex="bold"/>
    </style:style>
    <style:style style:name="P9" style:family="paragraph" style:parent-style-name="Text_20_body">
      <style:text-properties officeooo:rsid="0003dee4" officeooo:paragraph-rsid="0003dee4"/>
    </style:style>
    <style:style style:name="P10" style:family="paragraph" style:parent-style-name="Heading_20_1">
      <style:text-properties fo:language="pl" fo:country="PL" officeooo:rsid="0003dee4" officeooo:paragraph-rsid="0003dee4"/>
    </style:style>
    <style:style style:name="P11" style:family="paragraph" style:parent-style-name="Header">
      <style:text-properties fo:language="pl" fo:country="PL" officeooo:rsid="0003dee4" officeooo:paragraph-rsid="0003dee4"/>
    </style:style>
    <style:style style:name="P12" style:family="paragraph" style:parent-style-name="Code">
      <style:text-properties officeooo:rsid="0003dee4" officeooo:paragraph-rsid="0003dee4"/>
    </style:style>
    <style:style style:name="P13" style:family="paragraph" style:parent-style-name="Code">
      <style:text-properties fo:font-size="10pt" style:font-size-asian="10pt" style:font-size-complex="10pt"/>
    </style:style>
    <style:style style:name="P14" style:family="paragraph" style:parent-style-name="Code">
      <style:text-properties fo:font-size="10pt" officeooo:paragraph-rsid="00052a6d" style:font-size-asian="10pt" style:font-size-complex="10pt"/>
    </style:style>
    <style:style style:name="T1" style:family="text">
      <style:text-properties officeooo:rsid="0003dee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a6d" style:font-weight-asian="normal" style:font-weight-complex="normal"/>
    </style:style>
    <style:style style:name="T4" style:family="text">
      <style:text-properties fo:font-size="10pt" fo:font-weight="normal" officeooo:rsid="00052a6d" style:font-size-asian="10pt" style:font-weight-asian="normal" style:font-size-complex="10pt" style:font-weight-complex="normal"/>
    </style:style>
    <style:style style:name="T5" style:family="text">
      <style:text-properties officeooo:rsid="0008c642"/>
    </style:style>
    <style:style style:name="T6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Kolokwium 1a </text:h>
      <text:p text:style-name="P9">Zakreśl wszystkie błędy składniowe w poniższym <text:span text:style-name="T5">skrypcie</text:span> Pythona:</text:p>
      <text:p text:style-name="Code">ii = 1<text:span text:style-name="T1">0</text:span></text:p>
      <text:p text:style-name="Code"/>
      <text:p text:style-name="P12">def bar():</text:p>
      <text:p text:style-name="P12"><text:s text:c="3"/>ii=0</text:p>
      <text:p text:style-name="P12"/>
      <text:p text:style-name="P12">def baz(ii): </text:p>
      <text:p text:style-name="P12"><text:s text:c="3"/>if ii &lt; 10 &amp;&amp; ii % 5 == 0: </text:p>
      <text:p text:style-name="P12"><text:s text:c="5"/>print('Warunek spełniony')</text:p>
      <text:p text:style-name="Code"/>
      <text:p text:style-name="P12">def foo(func=bar)</text:p>
      <text:p text:style-name="P12"><text:s text:c="3"/>for jj in range(ii): </text:p>
      <text:p text:style-name="P12"><text:s text:c="6"/>ii = 0</text:p>
      <text:p text:style-name="P12"><text:s text:c="8"/>print(ii)</text:p>
      <text:p text:style-name="P12"><text:s text:c="6"/>func()</text:p>
      <text:p text:style-name="Standard"/>
      <text:p text:style-name="P1">Zadanie 2</text:p>
      <text:p text:style-name="P1"/>
      <text:p text:style-name="P2"><text:span text:style-name="T2">Rozważając poniższy kod: </text:span></text:p>
      <text:p text:style-name="P2"/>
      <text:p text:style-name="P12"><text:span text:style-name="T2">zoo=[</text:span></text:p>
      <text:p text:style-name="P12">{'imie': 'Koralgol', 'masa': 5}, {'imię': 'puchatek', 'masa': 5</text:p>
      <text:p text:style-name="P12"><text:span text:style-name="T2">}]</text:span></text:p>
      <text:p text:style-name="P12"/>
      <text:p text:style-name="P12"><text:span text:style-name="T2">a = (e['masa'] for e in zoo)</text:span></text:p>
      <text:p text:style-name="P12"><text:span text:style-name="T2">b = [e['masa'] for e in zoo]</text:span></text:p>
      <text:p text:style-name="P12"/>
      <text:p text:style-name="P12"><text:span text:style-name="T2">print(sum(a) == sum(b))</text:span></text:p>
      <text:p text:style-name="P12"/>
      <text:p text:style-name="P4">Zaznacz poprawne odpowiedzi: </text:p>
      <text:p text:style-name="P4"/>
      <text:list xml:id="list5431158292065339286" text:style-name="L1">
        <text:list-item>
          <text:p text:style-name="P5">Skrypt ten wyświetli True</text:p>
        </text:list-item>
        <text:list-item>
          <text:p text:style-name="P5">Obiekt pod zmienną a jest tożsamy z obiektem pod zmienną b</text:p>
        </text:list-item>
        <text:list-item>
          <text:p text:style-name="P5">Obiekt pod zmienną b jest inny niż ten pod zmienną a --- ponieważ jest on jednorazowego użytku</text:p>
        </text:list-item>
        <text:list-item>
          <text:p text:style-name="P6">Interpreter Pythona potrafi łatwo określić długość obiektu b</text:p>
        </text:list-item>
      </text:list>
      <text:p text:style-name="P7"/>
      <text:p text:style-name="P3">Zadanie 3</text:p>
      <text:p text:style-name="P3"/>
      <text:p text:style-name="P3"><text:span text:style-name="T2">Napisz na odwrocie funkcję która liczy średnią liczb. Funkcja ta może przyjmować zarówno listę, jak i generator, czyli powinna zadziałać dla takiego wywołania: </text:span></text:p>
      <text:p text:style-name="P3"/>
      <text:p text:style-name="Code"><text:span text:style-name="T2">def foo(input):</text:span></text:p>
      <text:p text:style-name="Code"><text:span text:style-name="T2"><text:s text:c="4"/>''' Tu treść '''</text:span></text:p>
      <text:p text:style-name="Code"/>
      <text:p text:style-name="Code"><text:span text:style-name="T2">print(foo(range(10000)))</text:span></text:p>
      <text:p text:style-name="P3">Zadanie 4</text:p>
      <text:p text:style-name="P3"/>
      <text:p text:style-name="P3"><text:span text:style-name="T2">Typowa implementacja zadania 3a z poprzednich zajęć wyglądała tak: </text:span></text:p>
      <text:p text:style-name="P8"/>
      <text:p text:style-name="P14"><text:span text:style-name="T2">def furier(args, range,</text:span></text:p>
      <text:p text:style-name="P14"><text:span text:style-name="T2"><text:s text:c="11"/>cos='cos')):</text:span></text:p>
      <text:p text:style-name="P13"><text:span text:style-name="T2"><text:s text:c="3"/>result = []</text:span></text:p>
      <text:p text:style-name="P13"><text:span text:style-name="T2"><text:s text:c="3"/>for val in range:</text:span></text:p>
      <text:p text:style-name="P13"><text:span text:style-name="T2"><text:s text:c="5"/></text:span><text:span text:style-name="T3">tmp = 0</text:span></text:p>
      <text:p text:style-name="P13"><text:span text:style-name="T2"><text:s text:c="5"/></text:span><text:span text:style-name="T3">for ii, arg in enumerate(args): </text:span></text:p>
      <text:p text:style-name="P13"><text:span text:style-name="T3"><text:s text:c="7"/>if cos == 'cos':</text:span></text:p>
      <text:p text:style-name="P14"><text:span text:style-name="T3"><text:s text:c="10"/>tmp+=arg*math.cos(</text:span></text:p>
      <text:p text:style-name="P14"><text:span text:style-name="T3"><text:s text:c="13"/>ii*range*2*math.pi)</text:span></text:p>
      <text:p text:style-name="P13"><text:span text:style-name="T3"><text:s text:c="6"/>else: </text:span></text:p>
      <text:p text:style-name="P14"><text:span text:style-name="T3"><text:s text:c="10"/>tmp+=arg*math.sin(</text:span></text:p>
      <text:p text:style-name="P14"><text:span text:style-name="T3"><text:s text:c="13"/>ii*range*2*math.pi)</text:span></text:p>
      <text:p text:style-name="P14"/>
      <text:p text:style-name="P7"><text:span text:style-name="T3">N</text:span><text:span text:style-name="T2">ie winikając w poprawność tej implementacji przepisz tą funkcję by działała tak samo, ale nie posiadała wewnątrz słów kluczowych if oraz else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Nimbus Mono L" fo:font-family="'Nimbus Mono L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4986*" fo:start-indent="0mm" fo:end-indent="0mm"/>
          <style:column style:rel-width="4986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4-10-22T21:52:21.696202164</dc:date>
    <dc:creator>Jacek Bzdak</dc:creator>
    <meta:editing-duration>PT10M59S</meta:editing-duration>
    <meta:editing-cycles>2</meta:editing-cycles>
    <meta:generator>LibreOffice/4.3.2.2.0$Linux_X86_64 LibreOffice_project/430m0$Build-2</meta:generator>
    <meta:printed-by>Jacek Bzdak</meta:printed-by>
    <meta:print-date>2014-10-22T21:44:20.888711952</meta:print-date>
    <meta:document-statistic meta:table-count="0" meta:image-count="0" meta:object-count="0" meta:page-count="1" meta:paragraph-count="47" meta:word-count="218" meta:character-count="1520" meta:non-whitespace-character-count="1171"/>
  </office:meta>
</office:document-meta>
</file>